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0C800000085E7B03AC3.jpg"/>
  <manifest:file-entry manifest:media-type="image/gif" manifest:full-path="Pictures/100002000000010000000100CA50BAB9.gif"/>
  <manifest:file-entry manifest:media-type="image/png" manifest:full-path="Pictures/100002010000012C000000D7577C7D7B.png"/>
  <manifest:file-entry manifest:media-type="image/png" manifest:full-path="Pictures/10000201000000BF000000BFEBEFA88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be3e2" draw:textarea-horizontal-align="center" draw:textarea-vertical-align="middle"/>
    </style:style>
    <style:style style:name="gr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FreeSans" style:font-family-generic="swiss" style:font-pitch="variable" fo:font-weight="bold" style:font-weight-asian="bold" style:font-weight-complex="bold"/>
    </style:style>
    <style:style style:name="P3" style:family="paragraph">
      <style:text-properties fo:font-family="FreeSans" style:font-family-generic="swiss" style:font-pitch="variable"/>
    </style:style>
    <style:style style:name="P4" style:family="paragraph">
      <style:text-properties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84d1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color="#999999" fo:font-family="FreeSans" style:font-family-generic="swiss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path draw:style-name="gr1" draw:text-style-name="P1" draw:layer="layout" svg:width="-27.999cm" svg:height="-10.999cm" svg:x="28cm" svg:y="11cm" svg:viewBox="0 0 -28000 -11000" svg:d="m0 2200c0 3665 0 5135 0 8800h28000v-11000c-9335 0-18665 2200-28000 2200z">
          <text:p/>
        </draw:path>
        <draw:custom-shape draw:style-name="gr2" draw:text-style-name="P1" draw:layer="layout" svg:width="8cm" svg:height="8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679cm" svg:height="1.352cm" svg:x="21.57cm" svg:y="9.504cm">
          <draw:text-box>
            <text:p><text:span text:style-name="T1"><text:s/></text:span><text:span text:style-name="T1">#agilefrance</text:span></text:p>
          </draw:text-box>
        </draw:frame>
        <draw:frame draw:style-name="gr4" draw:text-style-name="P1" draw:layer="layout" svg:width="1.045cm" svg:height="1.045cm" svg:x="20.8cm" svg:y="9.6cm">
          <draw:image xlink:href="Pictures/100002000000010000000100CA50BAB9.gif" xlink:type="simple" xlink:show="embed" xlink:actuate="onLoad">
            <text:p/>
          </draw:image>
        </draw:frame>
        <draw:frame draw:style-name="gr3" draw:text-style-name="P3" draw:layer="layout" svg:width="6.882cm" svg:height="1.077cm" svg:x="2.4cm" svg:y="14.838cm">
          <draw:text-box>
            <text:p><text:span text:style-name="T2">Merci à nos sponsors :</text:span></text:p>
          </draw:text-box>
        </draw:frame>
        <draw:frame draw:style-name="gr3" draw:text-style-name="P4" draw:layer="layout" svg:width="1.366cm" svg:height="0.844cm" svg:x="19.43cm" svg:y="19.957cm">
          <draw:text-box>
            <text:p><text:span text:style-name="T3">gold</text:span></text:p>
          </draw:text-box>
        </draw:frame>
        <draw:frame draw:style-name="gr4" draw:text-style-name="P1" draw:layer="layout" svg:width="5.389cm" svg:height="5.389cm" svg:x="2.806cm" svg:y="2.306cm">
          <draw:image xlink:href="Pictures/10000201000000BF000000BFEBEFA889.png" xlink:type="simple" xlink:show="embed" xlink:actuate="onLoad">
            <text:p/>
          </draw:image>
        </draw:frame>
        <draw:frame draw:style-name="gr4" draw:text-style-name="P1" draw:layer="layout" svg:width="5cm" svg:height="3.58cm" svg:x="17.613cm" svg:y="16.322cm">
          <draw:image xlink:href="Pictures/100002010000012C000000D7577C7D7B.png" xlink:type="simple" xlink:show="embed" xlink:actuate="onLoad">
            <text:p/>
          </draw:image>
        </draw:frame>
        <draw:frame draw:style-name="gr3" draw:text-style-name="P4" draw:layer="layout" svg:width="2.737cm" svg:height="0.844cm" svg:x="12.368cm" svg:y="19.958cm">
          <draw:text-box>
            <text:p><text:span text:style-name="T3">web &amp; mail</text:span></text:p>
          </draw:text-box>
        </draw:frame>
        <draw:frame draw:style-name="gr4" draw:text-style-name="P1" draw:layer="layout" svg:width="3cm" svg:height="1.99cm" svg:x="12.236cm" svg:y="17.913cm">
          <draw:image xlink:href="Pictures/10000000000000C800000085E7B03AC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radial" draw:cx="50%" draw:cy="50%" draw:start-color="#dbe3e2" draw:end-color="#ffffff" draw:start-intensity="100%" draw:end-intensity="100%" draw:border="2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none" draw:fill-color="#33a3a3" draw:fill-image-width="0cm" draw:fill-image-height="0cm"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.lemerdy </meta:initial-creator>
    <meta:creation-date>2011-05-01T00:40:32</meta:creation-date>
    <meta:editing-duration>PT42M4S</meta:editing-duration>
    <meta:editing-cycles>7</meta:editing-cycles>
    <dc:date>2012-04-24T07:08:18</dc:date>
    <dc:creator>eric </dc:creator>
    <meta:generator>LibreOffice/3.4$Linux LibreOffice_project/340m1$Build-402</meta:generator>
    <meta:document-statistic meta:object-count="33"/>
  </office:meta>
</office:document-meta>
</file>